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02cm"/>
    </style:style>
    <style:style style:name="gr3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6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7" style:family="graphic" style:parent-style-name="objectwithoutfill">
      <style:graphic-properties draw:marker-start="" draw:marker-start-width="0.25cm" draw:marker-end="Arrow" draw:marker-end-width="0.25cm" draw:marker-end-center="true" draw:fill="none" draw:textarea-horizontal-align="center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9" style:family="graphic" style:parent-style-name="standard">
      <style:graphic-properties svg:stroke-width="0.028cm" draw:marker-start-width="0.342cm" draw:marker-end-width="0.342cm" draw:fill="solid" draw:fill-color="#dddddd" draw:opacity="100%" draw:textarea-horizontal-align="center" fo:padding-top="0.039cm" fo:padding-bottom="0.039cm" fo:padding-left="0.065cm" fo:padding-right="0.065cm" draw:shadow-opacity="100%"/>
    </style:style>
    <style:style style:name="gr10" style:family="graphic" style:parent-style-name="objectwithoutfill">
      <style:graphic-properties draw:marker-start="" draw:marker-start-width="0.25cm" draw:marker-end="Arrow" draw:marker-end-width="0.25cm" draw:fill="none" draw:textarea-horizontal-align="center"/>
    </style:style>
    <style:style style:name="gr11" style:family="graphic" style:parent-style-name="objectwithoutfill">
      <style:graphic-properties draw:marker-start="Arrow" draw:marker-start-width="0.25cm" draw:marker-end="" draw:marker-end-width="0.25cm" draw:fill="none"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1cm" fo:min-width="0cm"/>
    </style:style>
    <style:style style:name="gr14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115cm" fo:padding-right="0.065cm"/>
    </style:style>
    <style:style style:name="gr15" style:family="graphic" style:parent-style-name="standard">
      <style:graphic-properties draw:stroke="solid" svg:stroke-width="0cm" draw:marker-start-width="0.3cm" draw:marker-end-width="0.3cm" draw:fill="solid" draw:fill-color="#ffffff" draw:opacity="100%" draw:textarea-horizontal-align="center" fo:padding-top="0.027cm" fo:padding-bottom="0.027cm" fo:padding-left="0.053cm" fo:padding-right="0.053cm" draw:shadow-opacity="100%"/>
    </style:style>
    <style:style style:name="gr16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611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789cm" fo:min-width="0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weight="bold" style:font-weight-asian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0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1" draw:id="id11" draw:layer="layout" svg:width="0.457cm" svg:height="0.296cm" svg:x="8.557cm" svg:y="10.445cm">
          <text:p/>
        </draw:rect>
        <draw:rect draw:style-name="gr1" draw:text-style-name="P1" xml:id="id12" draw:id="id12" draw:layer="layout" svg:width="0.457cm" svg:height="0.296cm" svg:x="8.557cm" svg:y="4.545cm">
          <text:p/>
        </draw:rect>
        <draw:frame draw:style-name="gr2" draw:text-style-name="P2" draw:layer="layout" svg:width="2.504cm" svg:height="0.9cm" svg:x="1.598cm" svg:y="1.55cm">
          <draw:text-box>
            <text:p><text:span text:style-name="T1">ARS</text:span></text:p>
          </draw:text-box>
        </draw:frame>
        <draw:g>
          <draw:polyline draw:style-name="gr3" draw:layer="layout" svg:width="0.249cm" svg:height="0.499cm" svg:x="1.5cm" svg:y="12.8cm" svg:viewBox="0 0 250 500" draw:points="0,0 250,250 0,500">
            <text:p/>
          </draw:polyline>
          <draw:frame draw:style-name="gr4" draw:text-style-name="P3" draw:layer="layout" svg:width="1.391cm" svg:height="0.445cm" svg:x="1.859cm" svg:y="12.808cm">
            <draw:text-box>
              <text:p><text:span text:style-name="T2">piShlClk</text:span></text:p>
            </draw:text-box>
          </draw:frame>
        </draw:g>
        <draw:g>
          <draw:frame draw:style-name="gr5" draw:text-style-name="P3" draw:layer="layout" svg:width="1.408cm" svg:height="0.445cm" svg:x="1.845cm" svg:y="12.308cm">
            <draw:text-box>
              <text:p><text:span text:style-name="T2">piShlRst</text:span></text:p>
            </draw:text-box>
          </draw:frame>
          <draw:line draw:style-name="gr6" draw:layer="layout" svg:x1="1.5cm" svg:y1="12.55cm" svg:x2="1.75cm" svg:y2="12.55cm">
            <text:p/>
          </draw:line>
        </draw:g>
        <draw:connector draw:style-name="gr7" draw:layer="layout" svg:x1="13.495cm" svg:y1="2.043cm" svg:x2="13.495cm" svg:y2="4.075cm" draw:start-shape="id1" draw:start-glue-point="2" draw:end-shape="id2" draw:end-glue-point="0" svg:d="M13495 2043v2032">
          <text:p/>
        </draw:connector>
        <draw:frame draw:style-name="gr8" draw:text-style-name="P4" draw:layer="layout" svg:width="1.067cm" svg:height="0.445cm" draw:transform="rotate (1.5707963267946) translate (13.073cm 3.44cm)">
          <draw:text-box>
            <text:p><text:span text:style-name="T3">Data</text:span></text:p>
          </draw:text-box>
        </draw:frame>
        <draw:rect draw:style-name="gr9" draw:text-style-name="P5" xml:id="id1" draw:id="id1" draw:layer="layout" svg:width="4.725cm" svg:height="0.559cm" svg:x="11.133cm" svg:y="1.484cm">
          <text:p><text:span text:style-name="T4">IPRX</text:span></text:p>
        </draw:rect>
        <draw:connector draw:style-name="gr10" draw:layer="layout" svg:x1="5.954cm" svg:y1="8.529cm" svg:x2="2.117cm" svg:y2="8.529cm" draw:start-shape="id3" draw:start-glue-point="3" svg:d="M5954 8529h-3837">
          <text:p/>
        </draw:connector>
        <draw:connector draw:style-name="gr11" draw:layer="layout" svg:x1="5.955cm" svg:y1="9.033cm" svg:x2="2.117cm" svg:y2="9.033cm" draw:start-shape="id4" draw:start-glue-point="3" svg:d="M5955 9033h-3838">
          <text:p/>
        </draw:connector>
        <draw:frame draw:style-name="gr12" draw:text-style-name="P4" draw:layer="layout" svg:width="3.413cm" svg:height="0.839cm" svg:x="2.692cm" svg:y="7.837cm">
          <draw:text-box>
            <text:p><text:span text:style-name="T3">MacUpdReq</text:span></text:p>
          </draw:text-box>
        </draw:frame>
        <draw:frame draw:style-name="gr13" draw:text-style-name="P6" draw:layer="layout" svg:width="3.337cm" svg:height="0.661cm" svg:x="2.692cm" svg:y="8.527cm">
          <draw:text-box>
            <text:p><text:span text:style-name="T3">MacUpdRep</text:span></text:p>
          </draw:text-box>
        </draw:frame>
        <draw:rect draw:style-name="gr14" draw:text-style-name="P8" xml:id="id2" draw:id="id2" draw:layer="layout" svg:width="3.661cm" svg:height="1.236cm" svg:x="11.665cm" svg:y="4.075cm" draw:corner-radius="0.25cm">
          <text:p text:style-name="P7"><text:span text:style-name="T5"><text:s/></text:span><text:span text:style-name="T5">APr</text:span></text:p>
          <text:p text:style-name="P7"><text:span text:style-name="T6"><text:s text:c="4"/></text:span><text:span text:style-name="T6">ArpPacketReceiver</text:span><text:span text:style-name="T5"> </text:span></text:p>
        </draw:rect>
        <draw:rect draw:style-name="gr15" draw:text-style-name="P1" draw:layer="layout" svg:width="0.457cm" svg:height="0.296cm" svg:x="1.586cm" svg:y="4.64cm">
          <text:p/>
        </draw:rect>
        <draw:connector draw:style-name="gr7" draw:layer="layout" svg:x1="13.495cm" svg:y1="11.211cm" svg:x2="13.495cm" svg:y2="12.885cm" draw:start-shape="id5" draw:start-glue-point="2" draw:end-shape="id6" draw:end-glue-point="0" svg:d="M13495 11211v1674">
          <text:p/>
        </draw:connector>
        <draw:frame draw:style-name="gr8" draw:text-style-name="P4" draw:layer="layout" svg:width="1.067cm" svg:height="0.445cm" draw:transform="rotate (1.5707963267946) translate (13.073cm 12.5cm)">
          <draw:text-box>
            <text:p><text:span text:style-name="T3">Data</text:span></text:p>
          </draw:text-box>
        </draw:frame>
        <draw:rect draw:style-name="gr9" draw:text-style-name="P5" xml:id="id6" draw:id="id6" draw:layer="layout" svg:width="4.725cm" svg:height="0.559cm" svg:x="11.133cm" svg:y="12.885cm">
          <text:p><text:span text:style-name="T4">ETH</text:span></text:p>
        </draw:rect>
        <draw:rect draw:style-name="gr16" draw:text-style-name="P9" draw:layer="layout" svg:width="17.933cm" svg:height="11.988cm" svg:x="1.508cm" svg:y="1.457cm">
          <text:p/>
        </draw:rect>
        <draw:connector draw:style-name="gr7" draw:layer="layout" svg:x1="13.495cm" svg:y1="5.311cm" svg:x2="13.495cm" svg:y2="9.975cm" draw:start-shape="id2" draw:start-glue-point="2" draw:end-shape="id5" draw:end-glue-point="0" svg:d="M13495 5311v4664">
          <text:p/>
        </draw:connector>
        <draw:connector draw:style-name="gr10" draw:layer="layout" svg:x1="5.954cm" svg:y1="10.03cm" svg:x2="2.117cm" svg:y2="10.03cm" draw:start-shape="id7" draw:start-glue-point="3" svg:d="M5954 10030h-3837">
          <text:p/>
        </draw:connector>
        <draw:connector draw:style-name="gr11" draw:layer="layout" svg:x1="5.955cm" svg:y1="10.534cm" svg:x2="2.117cm" svg:y2="10.534cm" draw:start-shape="id8" draw:start-glue-point="3" svg:d="M5955 10534h-3838">
          <text:p/>
        </draw:connector>
        <draw:frame draw:style-name="gr12" draw:text-style-name="P4" draw:layer="layout" svg:width="3.388cm" svg:height="0.839cm" svg:x="2.692cm" svg:y="9.338cm">
          <draw:text-box>
            <text:p><text:span text:style-name="T3">MacLkpReq</text:span></text:p>
          </draw:text-box>
        </draw:frame>
        <draw:frame draw:style-name="gr13" draw:text-style-name="P6" draw:layer="layout" svg:width="3.286cm" svg:height="0.661cm" svg:x="2.692cm" svg:y="10.028cm">
          <draw:text-box>
            <text:p><text:span text:style-name="T3">MacLkpRep</text:span></text:p>
          </draw:text-box>
        </draw:frame>
        <draw:rect draw:style-name="gr15" draw:text-style-name="P1" draw:layer="layout" svg:width="0.457cm" svg:height="0.296cm" svg:x="1.654cm" svg:y="9.882cm">
          <text:p/>
        </draw:rect>
        <draw:rect draw:style-name="gr15" draw:text-style-name="P1" draw:layer="layout" svg:width="0.457cm" svg:height="0.296cm" svg:x="1.655cm" svg:y="10.386cm">
          <text:p/>
        </draw:rect>
        <draw:rect draw:style-name="gr15" draw:text-style-name="P1" xml:id="id7" draw:id="id7" draw:layer="layout" svg:width="0.457cm" svg:height="0.296cm" svg:x="5.954cm" svg:y="9.882cm">
          <text:p/>
        </draw:rect>
        <draw:rect draw:style-name="gr15" draw:text-style-name="P1" xml:id="id8" draw:id="id8" draw:layer="layout" svg:width="0.457cm" svg:height="0.296cm" svg:x="5.955cm" svg:y="10.386cm">
          <text:p/>
        </draw:rect>
        <draw:rect draw:style-name="gr15" draw:text-style-name="P1" draw:layer="layout" svg:width="0.457cm" svg:height="0.296cm" svg:x="1.654cm" svg:y="8.381cm">
          <text:p/>
        </draw:rect>
        <draw:rect draw:style-name="gr15" draw:text-style-name="P1" draw:layer="layout" svg:width="0.457cm" svg:height="0.296cm" svg:x="1.655cm" svg:y="8.885cm">
          <text:p/>
        </draw:rect>
        <draw:rect draw:style-name="gr15" draw:text-style-name="P1" xml:id="id3" draw:id="id3" draw:layer="layout" svg:width="0.457cm" svg:height="0.296cm" svg:x="5.954cm" svg:y="8.381cm">
          <text:p/>
        </draw:rect>
        <draw:rect draw:style-name="gr15" draw:text-style-name="P1" xml:id="id4" draw:id="id4" draw:layer="layout" svg:width="0.457cm" svg:height="0.296cm" svg:x="5.955cm" svg:y="8.885cm">
          <text:p/>
        </draw:rect>
        <draw:rect draw:style-name="gr9" draw:text-style-name="P10" draw:layer="layout" svg:width="0.714cm" svg:height="3.404cm" svg:x="1.527cm" svg:y="7.678cm">
          <text:p><text:span text:style-name="T7">C</text:span></text:p>
          <text:p><text:span text:style-name="T7">A</text:span></text:p>
          <text:p><text:span text:style-name="T7">M</text:span></text:p>
        </draw:rect>
        <draw:connector draw:style-name="gr11" draw:layer="layout" svg:x1="5.954cm" svg:y1="5.43cm" svg:x2="2.117cm" svg:y2="5.43cm" draw:start-shape="id9" draw:start-glue-point="3" svg:d="M5954 5430h-3837">
          <text:p/>
        </draw:connector>
        <draw:connector draw:style-name="gr10" draw:layer="layout" svg:x1="5.955cm" svg:y1="5.934cm" svg:x2="2.117cm" svg:y2="5.934cm" draw:start-shape="id10" draw:start-glue-point="3" svg:d="M5955 5934h-3838">
          <text:p/>
        </draw:connector>
        <draw:frame draw:style-name="gr12" draw:text-style-name="P4" draw:layer="layout" svg:width="3.413cm" svg:height="0.839cm" svg:x="2.692cm" svg:y="4.738cm">
          <draw:text-box>
            <text:p><text:span text:style-name="T3">MacUpdReq</text:span></text:p>
          </draw:text-box>
        </draw:frame>
        <draw:frame draw:style-name="gr13" draw:text-style-name="P6" draw:layer="layout" svg:width="3.337cm" svg:height="0.661cm" svg:x="2.692cm" svg:y="5.428cm">
          <draw:text-box>
            <text:p><text:span text:style-name="T3">MacUpdRep</text:span></text:p>
          </draw:text-box>
        </draw:frame>
        <draw:rect draw:style-name="gr15" draw:text-style-name="P1" draw:layer="layout" svg:width="0.457cm" svg:height="0.296cm" svg:x="1.654cm" svg:y="5.282cm">
          <text:p/>
        </draw:rect>
        <draw:rect draw:style-name="gr15" draw:text-style-name="P1" draw:layer="layout" svg:width="0.457cm" svg:height="0.296cm" svg:x="1.655cm" svg:y="5.786cm">
          <text:p/>
        </draw:rect>
        <draw:rect draw:style-name="gr15" draw:text-style-name="P1" xml:id="id9" draw:id="id9" draw:layer="layout" svg:width="0.457cm" svg:height="0.296cm" svg:x="5.954cm" svg:y="5.282cm">
          <text:p/>
        </draw:rect>
        <draw:rect draw:style-name="gr15" draw:text-style-name="P1" xml:id="id10" draw:id="id10" draw:layer="layout" svg:width="0.457cm" svg:height="0.296cm" svg:x="5.955cm" svg:y="5.786cm">
          <text:p/>
        </draw:rect>
        <draw:rect draw:style-name="gr9" draw:text-style-name="P10" draw:layer="layout" svg:width="0.714cm" svg:height="2.235cm" svg:x="1.558cm" svg:y="4.511cm">
          <text:p><text:span text:style-name="T7">I</text:span></text:p>
          <text:p><text:span text:style-name="T7">P</text:span></text:p>
          <text:p><text:span text:style-name="T7">T</text:span></text:p>
          <text:p><text:span text:style-name="T7">X</text:span></text:p>
        </draw:rect>
        <draw:connector draw:style-name="gr11" draw:layer="layout" svg:x1="11.665cm" svg:y1="10.593cm" svg:x2="9.014cm" svg:y2="10.593cm" draw:start-shape="id5" draw:start-glue-point="3" draw:end-shape="id11" draw:end-glue-point="1" svg:d="M11665 10593h-2651">
          <text:p/>
        </draw:connector>
        <draw:frame draw:style-name="gr17" draw:text-style-name="P6" draw:layer="layout" svg:width="1.61cm" svg:height="0.661cm" svg:x="9.534cm" svg:y="9.833cm">
          <draw:text-box>
            <text:p><text:span text:style-name="T3">Meta</text:span></text:p>
          </draw:text-box>
        </draw:frame>
        <draw:connector draw:style-name="gr10" draw:layer="layout" svg:x1="11.665cm" svg:y1="4.693cm" svg:x2="9.014cm" svg:y2="4.693cm" draw:start-shape="id2" draw:start-glue-point="3" draw:end-shape="id12" draw:end-glue-point="1" svg:d="M11665 4693h-2651">
          <text:p/>
        </draw:connector>
        <draw:frame draw:style-name="gr18" draw:text-style-name="P6" draw:layer="layout" svg:width="2.02cm" svg:height="0.839cm" svg:x="9.446cm" svg:y="3.877cm">
          <draw:text-box>
            <text:p><text:span text:style-name="T3">UpdateReq</text:span></text:p>
          </draw:text-box>
        </draw:frame>
        <draw:rect draw:style-name="gr14" draw:text-style-name="P8" draw:layer="layout" svg:width="3.303cm" svg:height="8.204cm" svg:x="5.839cm" svg:y="3.514cm" draw:corner-radius="0.25cm">
          <text:p text:style-name="P7"><text:span text:style-name="T5"><text:s/></text:span><text:span text:style-name="T5">ACc</text:span></text:p>
          <text:p text:style-name="P7"><text:span text:style-name="T6"><text:s text:c="4"/></text:span><text:span text:style-name="T6">ArpCamcontroller</text:span><text:span text:style-name="T5"> </text:span></text:p>
        </draw:rect>
        <draw:custom-shape draw:style-name="gr19" draw:text-style-name="P11" draw:layer="layout" svg:width="0.59cm" svg:height="0.291cm" svg:x="10.031cm" svg:y="10.448cm">
          <text:p text:style-name="P11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9" draw:text-style-name="P11" draw:layer="layout" svg:width="0.59cm" svg:height="0.291cm" svg:x="10.032cm" svg:y="4.548cm">
          <text:p text:style-name="P11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frame draw:style-name="gr8" draw:text-style-name="P4" draw:layer="layout" svg:width="1.067cm" svg:height="0.445cm" draw:transform="rotate (1.5707963267946) translate (12.855cm 8.067cm)">
          <draw:text-box>
            <text:p><text:span text:style-name="T3">Meta</text:span></text:p>
          </draw:text-box>
        </draw:frame>
        <draw:custom-shape draw:style-name="gr19" draw:text-style-name="P11" draw:layer="layout" svg:width="0.59cm" svg:height="0.291cm" draw:transform="rotate (1.5707963267946) translate (13.327cm 7.828cm)">
          <text:p text:style-name="P9"><text:span text:style-name="T8">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onnector draw:style-name="gr10" draw:layer="layout" svg:x1="18.756cm" svg:y1="4.693cm" svg:x2="15.326cm" svg:y2="4.693cm" draw:start-shape="id13" draw:start-glue-point="3" draw:end-shape="id2" draw:end-glue-point="1" svg:d="M18756 4693h-3430">
          <text:p/>
        </draw:connector>
        <draw:rect draw:style-name="gr15" draw:text-style-name="P1" xml:id="id13" draw:id="id13" draw:layer="layout" svg:width="0.457cm" svg:height="0.296cm" svg:x="18.756cm" svg:y="4.545cm">
          <text:p/>
        </draw:rect>
        <draw:connector draw:style-name="gr10" draw:layer="layout" svg:x1="18.754cm" svg:y1="10.33cm" svg:x2="15.217cm" svg:y2="10.33cm" draw:start-shape="id14" draw:start-glue-point="3" svg:d="M18754 10330h-3537">
          <text:p/>
        </draw:connector>
        <draw:connector draw:style-name="gr10" draw:layer="layout" svg:x1="18.755cm" svg:y1="10.834cm" svg:x2="15.217cm" svg:y2="10.834cm" draw:start-shape="id15" draw:start-glue-point="3" svg:d="M18755 10834h-3538">
          <text:p/>
        </draw:connector>
        <draw:frame draw:style-name="gr13" draw:text-style-name="P6" draw:layer="layout" svg:width="2.423cm" svg:height="0.661cm" svg:x="15.792cm" svg:y="10.328cm">
          <draw:text-box>
            <text:p><text:span text:style-name="T3">MacAddress</text:span></text:p>
          </draw:text-box>
        </draw:frame>
        <draw:rect draw:style-name="gr15" draw:text-style-name="P1" draw:layer="layout" svg:width="0.457cm" svg:height="0.296cm" svg:x="14.754cm" svg:y="10.182cm">
          <text:p/>
        </draw:rect>
        <draw:rect draw:style-name="gr15" draw:text-style-name="P1" draw:layer="layout" svg:width="0.457cm" svg:height="0.296cm" svg:x="14.755cm" svg:y="10.686cm">
          <text:p/>
        </draw:rect>
        <draw:rect draw:style-name="gr15" draw:text-style-name="P1" xml:id="id14" draw:id="id14" draw:layer="layout" svg:width="0.457cm" svg:height="0.296cm" svg:x="18.754cm" svg:y="10.182cm">
          <text:p/>
        </draw:rect>
        <draw:rect draw:style-name="gr15" draw:text-style-name="P1" xml:id="id15" draw:id="id15" draw:layer="layout" svg:width="0.457cm" svg:height="0.296cm" svg:x="18.755cm" svg:y="10.686cm">
          <text:p/>
        </draw:rect>
        <draw:frame draw:style-name="gr13" draw:text-style-name="P6" draw:layer="layout" svg:width="2.423cm" svg:height="0.661cm" svg:x="15.793cm" svg:y="9.829cm">
          <draw:text-box>
            <text:p><text:span text:style-name="T3">IpAddress</text:span></text:p>
          </draw:text-box>
        </draw:frame>
        <draw:frame draw:style-name="gr13" draw:text-style-name="P6" draw:layer="layout" svg:width="2.423cm" svg:height="0.661cm" svg:x="15.894cm" svg:y="4.13cm">
          <draw:text-box>
            <text:p><text:span text:style-name="T3">IpAddress</text:span></text:p>
          </draw:text-box>
        </draw:frame>
        <draw:rect draw:style-name="gr9" draw:text-style-name="P10" draw:layer="layout" svg:width="0.714cm" svg:height="8.23cm" svg:x="18.727cm" svg:y="3.514cm">
          <text:p><text:span text:style-name="T7">M</text:span></text:p>
          <text:p><text:span text:style-name="T7">M</text:span></text:p>
          <text:p><text:span text:style-name="T7">I</text:span></text:p>
          <text:p><text:span text:style-name="T7">O</text:span></text:p>
        </draw:rect>
        <draw:rect draw:style-name="gr14" draw:text-style-name="P8" xml:id="id5" draw:id="id5" draw:layer="layout" svg:width="3.661cm" svg:height="1.236cm" svg:x="11.665cm" svg:y="9.975cm" draw:corner-radius="0.25cm">
          <text:p text:style-name="P7"><text:span text:style-name="T5"><text:s/></text:span><text:span text:style-name="T5">APs</text:span></text:p>
          <text:p text:style-name="P7"><text:span text:style-name="T6"><text:s text:c="4"/></text:span><text:span text:style-name="T6">ArpPacketSender</text:span><text:span text:style-name="T5"> 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6DT8H49M44S</meta:editing-duration>
    <meta:editing-cycles>236</meta:editing-cycles>
    <meta:generator>OpenOffice/4.1.6$Unix OpenOffice.org_project/416m1$Build-9790</meta:generator>
    <dc:date>2020-02-20T11:33:23</dc:date>
    <dc:creator>Francois Abel</dc:creator>
    <meta:printed-by>Francois Abel</meta:printed-by>
    <meta:print-date>2018-11-01T20:08:16.68</meta:print-date>
    <meta:document-statistic meta:object-count="67"/>
  </office:meta>
</office:document-meta>
</file>